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7-0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4-15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1-1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28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0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06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4-1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1-2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1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1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19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18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12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13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1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0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205187096774" calcext:value-type="float">
            <text:p>8.5020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6968" calcext:value-type="float">
            <text:p>8.47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13695483871" calcext:value-type="float">
            <text:p>8.4013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85992" calcext:value-type="float">
            <text:p>8.24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763380645161" calcext:value-type="float">
            <text:p>8.0576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469870967742" calcext:value-type="float">
            <text:p>7.9746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55384" calcext:value-type="float">
            <text:p>8.29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101058064516" calcext:value-type="float">
            <text:p>8.6510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7836" calcext:value-type="float">
            <text:p>8.84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209161290323" calcext:value-type="float">
            <text:p>8.9920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70151724138" calcext:value-type="float">
            <text:p>9.028701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499483870968" calcext:value-type="float">
            <text:p>9.1149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401032258065" calcext:value-type="float">
            <text:p>9.9640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6768" calcext:value-type="float">
            <text:p>10.08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33334193548" calcext:value-type="float">
            <text:p>10.1033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97104" calcext:value-type="float">
            <text:p>10.17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0868387097" calcext:value-type="float">
            <text:p>10.2320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00015483871" calcext:value-type="float">
            <text:p>10.4100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9244" calcext:value-type="float">
            <text:p>10.494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86998709677" calcext:value-type="float">
            <text:p>10.6386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43472" calcext:value-type="float">
            <text:p>10.80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9777" calcext:value-type="float">
            <text:p>11.169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47889032258" calcext:value-type="float">
            <text:p>11.4247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93482580645" calcext:value-type="float">
            <text:p>12.1393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7052" calcext:value-type="float">
            <text:p>12.22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1063225806" calcext:value-type="float">
            <text:p>12.25610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8752" calcext:value-type="float">
            <text:p>12.23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9145806452" calcext:value-type="float">
            <text:p>12.0739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0113548387" calcext:value-type="float">
            <text:p>11.9510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10584" calcext:value-type="float">
            <text:p>11.82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0833548387" calcext:value-type="float">
            <text:p>11.7650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9504" calcext:value-type="float">
            <text:p>11.97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67021935484" calcext:value-type="float">
            <text:p>12.1567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2144285714" calcext:value-type="float">
            <text:p>12.329214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60596129032" calcext:value-type="float">
            <text:p>12.5460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9632516129" calcext:value-type="float">
            <text:p>13.4796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01328" calcext:value-type="float">
            <text:p>13.6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0227096774" calcext:value-type="float">
            <text:p>13.6150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4896" calcext:value-type="float">
            <text:p>13.6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10174193548" calcext:value-type="float">
            <text:p>13.6710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18993548387" calcext:value-type="float">
            <text:p>13.721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69296" calcext:value-type="float">
            <text:p>13.7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32699354839" calcext:value-type="float">
            <text:p>13.8232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31928" calcext:value-type="float">
            <text:p>13.96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42988387097" calcext:value-type="float">
            <text:p>14.2142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08548571429" calcext:value-type="float">
            <text:p>14.35085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81501935484" calcext:value-type="float">
            <text:p>14.5981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85643870968" calcext:value-type="float">
            <text:p>16.0685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36656" calcext:value-type="float">
            <text:p>16.32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299483871" calcext:value-type="float">
            <text:p>16.4562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34492" calcext:value-type="float">
            <text:p>16.573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00095483871" calcext:value-type="float">
            <text:p>16.5700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71698064516" calcext:value-type="float">
            <text:p>16.5371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72464" calcext:value-type="float">
            <text:p>16.62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2432516129" calcext:value-type="float">
            <text:p>16.8324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4952" calcext:value-type="float">
            <text:p>17.06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78656774194" calcext:value-type="float">
            <text:p>17.2378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70055172414" calcext:value-type="float">
            <text:p>17.5570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3055483871" calcext:value-type="float">
            <text:p>17.933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84418064516" calcext:value-type="float">
            <text:p>20.6184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66304" calcext:value-type="float">
            <text:p>21.0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73821935484" calcext:value-type="float">
            <text:p>21.4073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2268" calcext:value-type="float">
            <text:p>21.70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86393548387" calcext:value-type="float">
            <text:p>21.9286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852" calcext:value-type="float">
            <text:p>22.56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7429677419" calcext:value-type="float">
            <text:p>23.0157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334" calcext:value-type="float">
            <text:p>23.500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08541935484" calcext:value-type="float">
            <text:p>24.040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33817142857" calcext:value-type="float">
            <text:p>24.55338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58552258065" calcext:value-type="float">
            <text:p>25.26585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50036129032" calcext:value-type="float">
            <text:p>30.0050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74112" calcext:value-type="float">
            <text:p>30.74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35469677419" calcext:value-type="float">
            <text:p>31.3535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0984" calcext:value-type="float">
            <text:p>32.08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39587096774" calcext:value-type="float">
            <text:p>32.533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43193548387" calcext:value-type="float">
            <text:p>33.0843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6992" calcext:value-type="float">
            <text:p>33.68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89357419355" calcext:value-type="float">
            <text:p>34.3289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10504" calcext:value-type="float">
            <text:p>34.8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75401290323" calcext:value-type="float">
            <text:p>35.4775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01108571429" calcext:value-type="float">
            <text:p>35.83011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4056774194" calcext:value-type="float">
            <text:p>36.4174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68596923077" calcext:value-type="float">
            <text:p>39.116859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738352" calcext:value-type="float">
            <text:p>39.507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6769230769" calcext:value-type="float">
            <text:p>39.76467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18224" calcext:value-type="float">
            <text:p>40.0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24276923077" calcext:value-type="float">
            <text:p>40.23242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7513846154" calcext:value-type="float">
            <text:p>40.389751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2596" calcext:value-type="float">
            <text:p>40.5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56137142857" calcext:value-type="float">
            <text:p>40.12561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436" calcext:value-type="float">
            <text:p>39.9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42859088025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56" meta:object-count="0"/>
    <meta:user-defined meta:name="AppVersion">3.0</meta:user-defined>
  </office:meta>
</office:document-meta>
</file>